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455" calcext:value-type="float">
            <text:p>0.45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42" calcext:value-type="float">
            <text:p>0.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xx </text:p>
          </table:table-cell>
          <table:table-cell table:formula="of:=[.$B$7]*([.B3]^2+[.B5]^2)/12" office:value-type="float" office:value="0.2125" calcext:value-type="float">
            <text:p>0.2125</text:p>
          </table:table-cell>
          <table:table-cell/>
          <table:table-cell table:formula="of:=[.$B$7]*([.D3]^2+[.D5]^2)/12" office:value-type="float" office:value="0.473625" calcext:value-type="float">
            <text:p>0.473625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[.B7]*([.B1]^2+[.B5]^2)/12" office:value-type="float" office:value="0.2125" calcext:value-type="float">
            <text:p>0.2125</text:p>
          </table:table-cell>
          <table:table-cell/>
          <table:table-cell table:formula="of:=[.D7]*([.D1]^2+[.D5]^2)/12" office:value-type="float" office:value="0.47928125" calcext:value-type="float">
            <text:p>0.47928125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[.$B$7]*([.B1]^2+[.B3]^2)/12" office:value-type="float" office:value="0.4" calcext:value-type="float">
            <text:p>0.4</text:p>
          </table:table-cell>
          <table:table-cell/>
          <table:table-cell table:formula="of:=[.$B$7]*([.D1]^2+[.D3]^2)/12" office:value-type="float" office:value="0.51190625" calcext:value-type="float">
            <text:p>0.511906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xx </text:p>
          </table:table-cell>
          <table:table-cell table:formula="of:=[.B18]*([.B14]^2/4 + [.B16]^2/12)" office:value-type="float" office:value="0.0990416666666667" calcext:value-type="float">
            <text:p>0.0990416667</text:p>
          </table:table-cell>
          <table:table-cell/>
          <table:table-cell table:formula="of:=(2*[.D18]*[.D14]^2)/5" office:value-type="float" office:value="0.00162" calcext:value-type="float">
            <text:p>0.00162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[.B18]*([.B14]^2/4 + [.B16]^2/12)" office:value-type="float" office:value="0.0990416666666667" calcext:value-type="float">
            <text:p>0.09904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</text:p>
          </table:table-cell>
          <table:table-cell table:formula="of:=[.B18]*[.B14]^2/2" office:value-type="float" office:value="0.196" calcext:value-type="float">
            <text:p>0.1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00/00/00</text:date>, <text:time style:data-style-name="N2" text:time-value="21:06:21.75130858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4:24:45.300697759</meta:creation-date>
    <dc:date>2017-12-26T13:17:18.782178564</dc:date>
    <meta:editing-duration>P2DT15H46M46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